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"/>
  <manifest:file-entry manifest:full-path="ObjectReplacements/Object 18" manifest:media-type=""/>
  <manifest:file-entry manifest:full-path="ObjectReplacements/Object 36" manifest:media-type=""/>
  <manifest:file-entry manifest:full-path="ObjectReplacements/Object 11" manifest:media-type="application/x-openoffice-gdimetafile;windows_formatname=&quot;GDIMetaFile&quot;"/>
  <manifest:file-entry manifest:full-path="ObjectReplacements/Object 26" manifest:media-type=""/>
  <manifest:file-entry manifest:full-path="ObjectReplacements/Object 16" manifest:media-type=""/>
  <manifest:file-entry manifest:full-path="ObjectReplacements/Object 6" manifest:media-type=""/>
  <manifest:file-entry manifest:full-path="ObjectReplacements/Object 2" manifest:media-type=""/>
  <manifest:file-entry manifest:full-path="ObjectReplacements/Object 21" manifest:media-type=""/>
  <manifest:file-entry manifest:full-path="ObjectReplacements/Object 31" manifest:media-type="application/x-openoffice-gdimetafile;windows_formatname=&quot;GDIMetaFile&quot;"/>
  <manifest:file-entry manifest:full-path="ObjectReplacements/Object 41" manifest:media-type=""/>
  <manifest:file-entry manifest:full-path="ObjectReplacements/Object 9" manifest:media-type=""/>
  <manifest:file-entry manifest:full-path="ObjectReplacements/Object 30" manifest:media-type=""/>
  <manifest:file-entry manifest:full-path="ObjectReplacements/Object 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15" manifest:media-type=""/>
  <manifest:file-entry manifest:full-path="ObjectReplacements/Object 25" manifest:media-type=""/>
  <manifest:file-entry manifest:full-path="ObjectReplacements/Object 10" manifest:media-type=""/>
  <manifest:file-entry manifest:full-path="ObjectReplacements/Object 35" manifest:media-type=""/>
  <manifest:file-entry manifest:full-path="ObjectReplacements/Object 8" manifest:media-type=""/>
  <manifest:file-entry manifest:full-path="ObjectReplacements/Object 17" manifest:media-type=""/>
  <manifest:file-entry manifest:full-path="ObjectReplacements/Object 27" manifest:media-type=""/>
  <manifest:file-entry manifest:full-path="ObjectReplacements/Object 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"/>
  <manifest:file-entry manifest:full-path="ObjectReplacements/Object 7" manifest:media-type=""/>
  <manifest:file-entry manifest:full-path="ObjectReplacements/Object 44" manifest:media-type="application/x-openoffice-gdimetafile;windows_formatname=&quot;GDIMetaFile&quot;"/>
  <manifest:file-entry manifest:full-path="ObjectReplacements/Object 24" manifest:media-type=""/>
  <manifest:file-entry manifest:full-path="ObjectReplacements/Object 34" manifest:media-type=""/>
  <manifest:file-entry manifest:full-path="ObjectReplacements/Object 42" manifest:media-type=""/>
  <manifest:file-entry manifest:full-path="ObjectReplacements/Object 37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"/>
  <manifest:file-entry manifest:full-path="ObjectReplacements/Object 39" manifest:media-type="application/x-openoffice-gdimetafile;windows_formatname=&quot;GDIMetaFile&quot;"/>
  <manifest:file-entry manifest:full-path="ObjectReplacements/Object 5" manifest:media-type=""/>
  <manifest:file-entry manifest:full-path="ObjectReplacements/Object 13" manifest:media-type=""/>
  <manifest:file-entry manifest:full-path="ObjectReplacements/Object 38" manifest:media-type=""/>
  <manifest:file-entry manifest:full-path="ObjectReplacements/Object 4" manifest:media-type="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e1aa"/>
    </style:style>
    <style:style style:name="P2" style:family="paragraph" style:parent-style-name="Standard">
      <style:text-properties officeooo:rsid="0001e1aa" officeooo:paragraph-rsid="0001e1aa"/>
    </style:style>
    <style:style style:name="P3" style:family="paragraph" style:parent-style-name="Standard">
      <style:text-properties officeooo:rsid="0003b050" officeooo:paragraph-rsid="0003b050"/>
    </style:style>
    <style:style style:name="P4" style:family="paragraph" style:parent-style-name="Standard">
      <style:text-properties style:font-name="Liberation Mono" fo:font-size="11pt" fo:font-style="normal" fo:font-weight="normal" officeooo:rsid="0003b050" officeooo:paragraph-rsid="0004a379" style:font-size-asian="11pt" style:font-style-asian="normal" style:font-weight-asian="normal"/>
    </style:style>
    <style:style style:name="P5" style:family="paragraph" style:parent-style-name="Standard">
      <style:text-properties officeooo:rsid="0004a379" officeooo:paragraph-rsid="0004a379"/>
    </style:style>
    <style:style style:name="P6" style:family="paragraph" style:parent-style-name="Standard">
      <style:text-properties officeooo:rsid="0004de77" officeooo:paragraph-rsid="0004de77"/>
    </style:style>
    <style:style style:name="P7" style:family="paragraph" style:parent-style-name="Standard">
      <style:text-properties officeooo:rsid="0005fbbf" officeooo:paragraph-rsid="0005fbbf"/>
    </style:style>
    <style:style style:name="P8" style:family="paragraph" style:parent-style-name="Standard">
      <style:text-properties officeooo:rsid="00064640" officeooo:paragraph-rsid="00064640"/>
    </style:style>
    <style:style style:name="P9" style:family="paragraph" style:parent-style-name="Standard">
      <style:text-properties style:font-name="Liberation Mono" fo:font-size="11pt" fo:font-style="normal" fo:font-weight="normal" officeooo:rsid="00064640" officeooo:paragraph-rsid="00064640" style:font-size-asian="11pt" style:font-style-asian="normal" style:font-weight-asian="normal"/>
    </style:style>
    <style:style style:name="P10" style:family="paragraph" style:parent-style-name="Standard" style:list-style-name="L1">
      <style:text-properties style:font-name="Liberation Mono" fo:font-size="11pt" fo:font-style="normal" fo:font-weight="normal" officeooo:rsid="00064640" officeooo:paragraph-rsid="00064640" style:font-size-asian="11pt" style:font-style-asian="normal" style:font-weight-asian="normal"/>
    </style:style>
    <style:style style:name="T1" style:family="text">
      <style:text-properties officeooo:rsid="0003b050"/>
    </style:style>
    <style:style style:name="T2" style:family="text">
      <style:text-properties officeooo:rsid="0004a379"/>
    </style:style>
    <style:style style:name="T3" style:family="text">
      <style:text-properties officeooo:rsid="00064640"/>
    </style:style>
    <style:style style:name="T4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6" style:family="text">
      <style:text-properties officeooo:rsid="000a11e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: </text:p>
      <text:p text:style-name="P2">Sea<draw:frame draw:style-name="fr1" draw:name="Objeto1" text:anchor-type="as-char" svg:y="-0.437cm" svg:width="10.543cm" svg:height="0.591cm" draw:z-index="0"><draw:object xlink:href="./Object 1" xlink:type="simple" xlink:show="embed" xlink:actuate="onLoad"/><draw:image xlink:href="./ObjectReplacements/Object 1" xlink:type="simple" xlink:show="embed" xlink:actuate="onLoad"/></draw:frame> calcular una base de U</text:p>
      <text:p text:style-name="P2"/>
      <text:p text:style-name="P2">Sabemos que la dimensión de U es igual a la dimensión de<draw:frame draw:style-name="fr1" draw:name="Objeto2" text:anchor-type="as-char" svg:y="-0.437cm" svg:width="0.7cm" svg:height="0.591cm" draw:z-index="1"><draw:object xlink:href="./Object 2" xlink:type="simple" xlink:show="embed" xlink:actuate="onLoad"/><draw:image xlink:href="./ObjectReplacements/Object 2" xlink:type="simple" xlink:show="embed" xlink:actuate="onLoad"/></draw:frame>menos el numero de ecuaciones cartesianas linealmente independientes que definen a U.</text:p>
      <text:p text:style-name="P2"/>
      <text:p text:style-name="P2"><draw:frame draw:style-name="fr1" draw:name="Objeto10" text:anchor-type="as-char" svg:y="-0.644cm" svg:width="6.433cm" svg:height="1.074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2"/>
      <text:p text:style-name="P2">La segunda <text:span text:style-name="T1">ecuación</text:span> es combinación lineal de la primera y por consiguiente <draw:frame draw:style-name="fr1" draw:name="Objeto4" text:anchor-type="as-char" svg:y="-0.377cm" svg:width="1.81cm" svg:height="0.467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3">2x=2y+3z+4t</text:p>
      <text:p text:style-name="P3">a una incógnita le doy el valor 1 y al resto 0</text:p>
      <text:p text:style-name="P3"/>
      <text:p text:style-name="P3">y=1, z=0, t=0 → x= 1</text:p>
      <text:p text:style-name="P3"/>
      <text:p text:style-name="P3"><text:bookmark-start text:name="__DdeLink__694_1796908866"/>cambio la <text:span text:style-name="T6">incógnita</text:span> a la que le doy valor 1<text:bookmark-end text:name="__DdeLink__694_1796908866"/></text:p>
      <text:p text:style-name="P3"/>
      <text:p text:style-name="P3">z=1 ,y=0,t=0 → x= 4</text:p>
      <text:p text:style-name="P3"/>
      <text:p text:style-name="P3">vuelvo a cambiar la <text:span text:style-name="T6">incógnita</text:span> a la que le doy valor 1</text:p>
      <text:p text:style-name="P3"/>
      <text:p text:style-name="P3">t=1, y=0, <text:s/>z=0 → x=2</text:p>
      <text:p text:style-name="P3"/>
      <text:p text:style-name="P3"><draw:frame draw:style-name="fr1" draw:name="Objeto3" text:anchor-type="as-char" svg:y="-0.386cm" svg:width="6.168cm" svg:height="0.54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4"><draw:frame draw:style-name="fr1" draw:name="Objeto5" text:anchor-type="as-char" svg:y="-0.919cm" svg:width="2.57cm" svg:height="1.626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5">si hacemos una matriz don las ecuaciones vemos tenemos un determinante 3x3 cuyo valos es 1, por lo tanto es de rango 3 y son linealmente independientes</text:p>
      <text:p text:style-name="P3"/>
      <text:p text:style-name="P6">Ejercicio: <text:span text:style-name="T2">Sea U el subespacio vectorial de </text:span><text:span text:style-name="T2"><draw:frame draw:style-name="fr1" draw:name="Objeto8" text:anchor-type="as-char" svg:y="-0.437cm" svg:width="0.663cm" svg:height="0.527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2">generado por </text:span><text:span text:style-name="T2"><draw:frame draw:style-name="fr1" draw:name="Objeto7" text:anchor-type="as-char" svg:y="-0.386cm" svg:width="3.642cm" svg:height="0.508cm" draw:z-index="17"><draw:object xlink:href="./Object 8" xlink:type="simple" xlink:show="embed" xlink:actuate="onLoad"/><draw:image xlink:href="./ObjectReplacements/Object 8" xlink:type="simple" xlink:show="embed" xlink:actuate="onLoad"/></draw:frame></text:span><text:span text:style-name="T2"><text:s/>y</text:span><text:span text:style-name="T2"><draw:frame draw:style-name="fr1" draw:name="Objeto6" text:anchor-type="as-char" svg:y="-0.437cm" svg:width="6.849cm" svg:height="0.557cm" draw:z-index="19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5"/>
      <text:p text:style-name="P5">Calcular una base de U+W</text:p>
      <text:p text:style-name="P5"/>
      <text:p text:style-name="P5"><draw:frame draw:style-name="fr1" draw:name="Objeto9" text:anchor-type="as-char" svg:y="-0.386cm" svg:width="6.509cm" svg:height="0.542cm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5"/>
      <text:p text:style-name="P5">Sabemos que U+W está generado por<draw:frame draw:style-name="fr1" draw:name="Objeto12" text:anchor-type="as-char" svg:y="-0.386cm" svg:width="8.932cm" svg:height="0.508cm" draw:z-index="18"><draw:object xlink:href="./Object 12" xlink:type="simple" xlink:show="embed" xlink:actuate="onLoad"/><draw:image xlink:href="./ObjectReplacements/Object 12" xlink:type="simple" xlink:show="embed" xlink:actuate="onLoad"/></draw:frame></text:p>
      <text:p text:style-name="P5"><draw:frame draw:style-name="fr1" draw:name="Objeto11" text:anchor-type="as-char" svg:y="-1.475cm" svg:width="12.435cm" svg:height="2.738cm" draw:z-index="8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5"><text:soft-page-break/><draw:frame draw:style-name="fr1" draw:name="Objeto13" text:anchor-type="as-char" svg:y="-0.386cm" svg:width="8.973cm" svg:height="0.542cm" draw:z-index="4"><draw:object xlink:href="./Object 13" xlink:type="simple" xlink:show="embed" xlink:actuate="onLoad"/><draw:image xlink:href="./ObjectReplacements/Object 13" xlink:type="simple" xlink:show="embed" xlink:actuate="onLoad"/></draw:frame></text:p>
      <text:p text:style-name="P5"/>
      <text:p text:style-name="P5">¿Es<draw:frame draw:style-name="fr1" draw:name="Objeto14" text:anchor-type="as-char" svg:y="-0.386cm" svg:width="6.974cm" svg:height="0.508cm" draw:z-index="10"><draw:object xlink:href="./Object 14" xlink:type="simple" xlink:show="embed" xlink:actuate="onLoad"/><draw:image xlink:href="./ObjectReplacements/Object 14" xlink:type="simple" xlink:show="embed" xlink:actuate="onLoad"/></draw:frame>una base de U+W?</text:p>
      <text:p text:style-name="P5"/>
      <text:p text:style-name="P6">Es una base de U+W ya que U+W es igual a<draw:frame draw:style-name="fr1" draw:name="Objeto15" text:anchor-type="as-char" svg:y="-0.437cm" svg:width="0.663cm" svg:height="0.527cm" draw:z-index="11"><draw:object xlink:href="./Object 15" xlink:type="simple" xlink:show="embed" xlink:actuate="onLoad"/><draw:image xlink:href="./ObjectReplacements/Object 15" xlink:type="simple" xlink:show="embed" xlink:actuate="onLoad"/></draw:frame>. Un subespacio coincide con el espacio cuando tienen la misma dimensión.</text:p>
      <text:p text:style-name="P6"/>
      <text:p text:style-name="P6">Ejercicio: Dada la aplicación lineal<draw:frame draw:style-name="fr1" draw:name="Objeto17" text:anchor-type="as-char" svg:y="-0.437cm" svg:width="2.101cm" svg:height="0.591cm" draw:z-index="12"><draw:object xlink:href="./Object 17" xlink:type="simple" xlink:show="embed" xlink:actuate="onLoad"/><draw:image xlink:href="./ObjectReplacements/Object 17" xlink:type="simple" xlink:show="embed" xlink:actuate="onLoad"/></draw:frame>definida por<draw:frame draw:style-name="fr1" draw:name="Objeto16" text:anchor-type="as-char" svg:y="-0.386cm" svg:width="8.23cm" svg:height="0.508cm" draw:z-index="13"><draw:object xlink:href="./Object 16" xlink:type="simple" xlink:show="embed" xlink:actuate="onLoad"/><draw:image xlink:href="./ObjectReplacements/Object 16" xlink:type="simple" xlink:show="embed" xlink:actuate="onLoad"/></draw:frame></text:p>
      <text:p text:style-name="P6"/>
      <text:p text:style-name="P6">Calcular una base del núcleo</text:p>
      <text:p text:style-name="P6"/>
      <text:p text:style-name="P6"><draw:frame draw:style-name="fr1" draw:name="Objeto18" text:anchor-type="as-char" svg:y="-0.437cm" svg:width="12.111cm" svg:height="0.591cm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P6"/>
      <text:p text:style-name="P6"><draw:frame draw:style-name="fr1" draw:name="Objeto19" text:anchor-type="as-char" svg:y="-0.919cm" svg:width="9.696cm" svg:height="1.626cm" draw:z-index="15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<text:p text:style-name="P6"/>
      <text:p text:style-name="P6"><draw:frame draw:style-name="fr1" draw:name="Objeto20" text:anchor-type="as-char" svg:y="-0.437cm" svg:width="8.193cm" svg:height="0.591cm" draw:z-index="16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<text:p text:style-name="P6"/>
      <text:p text:style-name="P6">dim N(f) = 4-2=2</text:p>
      <text:p text:style-name="P6"/>
      <text:p text:style-name="P6">x+t=4y+4z</text:p>
      <text:p text:style-name="P6">t=0</text:p>
      <text:p text:style-name="P6"/>
      <text:p text:style-name="P6">y=1, z=0 → x+t=4, t=0 → t=0, x= 4</text:p>
      <text:p text:style-name="P6"/>
      <text:p text:style-name="P6">y=0 z=1 → x+t=4, t=0 → t=0, x=4</text:p>
      <text:p text:style-name="P6"/>
      <text:p text:style-name="P7"><draw:frame draw:style-name="fr1" draw:name="Objeto21" text:anchor-type="as-char" svg:y="-0.386cm" svg:width="4.771cm" svg:height="0.564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7"/>
      <text:p text:style-name="P7"/>
      <text:p text:style-name="P7">Ejercicio: Sea U el subespacio vectorial de <draw:frame draw:style-name="fr1" draw:name="Objeto27" text:anchor-type="as-char" svg:y="-0.437cm" svg:width="0.69cm" svg:height="0.591cm" draw:z-index="21"><draw:object xlink:href="./Object 27" xlink:type="simple" xlink:show="embed" xlink:actuate="onLoad"/><draw:image xlink:href="./ObjectReplacements/Object 27" xlink:type="simple" xlink:show="embed" xlink:actuate="onLoad"/></draw:frame>generado por<draw:frame draw:style-name="fr1" draw:name="Objeto28" text:anchor-type="as-char" svg:y="-0.386cm" svg:width="3.013cm" svg:height="0.508cm" draw:z-index="22"><draw:object xlink:href="./Object 28" xlink:type="simple" xlink:show="embed" xlink:actuate="onLoad"/><draw:image xlink:href="./ObjectReplacements/Object 28" xlink:type="simple" xlink:show="embed" xlink:actuate="onLoad"/></draw:frame>¿Es<draw:frame draw:style-name="fr1" draw:name="Objeto22" text:anchor-type="as-char" svg:y="-0.386cm" svg:width="3.018cm" svg:height="0.508cm" draw:z-index="23"><draw:object xlink:href="./Object 22" xlink:type="simple" xlink:show="embed" xlink:actuate="onLoad"/><draw:image xlink:href="./ObjectReplacements/Object 22" xlink:type="simple" xlink:show="embed" xlink:actuate="onLoad"/></draw:frame>una base de U?</text:p>
      <text:p text:style-name="P7"/>
      <text:p text:style-name="P7">Como<draw:frame draw:style-name="fr1" draw:name="Objeto23" text:anchor-type="as-char" svg:y="-0.644cm" svg:width="3.348cm" svg:height="1.074cm" draw:z-index="24"><draw:object xlink:href="./Object 23" xlink:type="simple" xlink:show="embed" xlink:actuate="onLoad"/><draw:image xlink:href="./ObjectReplacements/Object 23" xlink:type="simple" xlink:show="embed" xlink:actuate="onLoad"/><svg:desc>fórmula</svg:desc></draw:frame>son linealmente independientes, <draw:frame draw:style-name="fr1" draw:name="Objeto24" text:anchor-type="as-char" svg:y="-0.386cm" svg:width="3.865cm" svg:height="0.542cm" draw:z-index="25"><draw:object xlink:href="./Object 24" xlink:type="simple" xlink:show="embed" xlink:actuate="onLoad"/><draw:image xlink:href="./ObjectReplacements/Object 24" xlink:type="simple" xlink:show="embed" xlink:actuate="onLoad"/></draw:frame>entonces <draw:frame draw:style-name="fr1" draw:name="Objeto25" text:anchor-type="as-char" svg:y="-0.377cm" svg:width="1.804cm" svg:height="0.467cm" draw:z-index="26"><draw:object xlink:href="./Object 25" xlink:type="simple" xlink:show="embed" xlink:actuate="onLoad"/><draw:image xlink:href="./ObjectReplacements/Object 25" xlink:type="simple" xlink:show="embed" xlink:actuate="onLoad"/></draw:frame></text:p>
      <text:p text:style-name="P7"/>
      <text:p text:style-name="P7"><draw:frame draw:style-name="fr1" draw:name="Objeto26" text:anchor-type="as-char" svg:y="-0.386cm" svg:width="3.018cm" svg:height="0.508cm" draw:z-index="27"><draw:object xlink:href="./Object 26" xlink:type="simple" xlink:show="embed" xlink:actuate="onLoad"/><draw:image xlink:href="./ObjectReplacements/Object 26" xlink:type="simple" xlink:show="embed" xlink:actuate="onLoad"/><svg:desc>fórmula</svg:desc></draw:frame>será una base de U si el conjunto es linealmente independiente y además está contenido en U</text:p>
      <text:p text:style-name="P7"/>
      <text:p text:style-name="P7">Son linealmente independientes ya que<draw:frame draw:style-name="fr1" draw:name="Objeto29" text:anchor-type="as-char" svg:y="-0.644cm" svg:width="3.328cm" svg:height="1.074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<text:p text:style-name="P7"><text:soft-page-break/>Vamos a calcular las ecuaciones cartesianas de U respecto a la base canónica para ver si <draw:frame draw:style-name="fr1" draw:name="Objeto30" text:anchor-type="as-char" svg:y="-0.386cm" svg:width="3.018cm" svg:height="0.508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está contenido en U. Sabemos que U viene dado por una sola ecuación que se obtiene al exigir que </text:p>
      <text:p text:style-name="P7"/>
      <text:p text:style-name="P7"><draw:frame draw:style-name="fr1" draw:name="Objeto31" text:anchor-type="as-char" svg:y="-0.919cm" svg:width="3.38cm" svg:height="1.626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→ <draw:frame draw:style-name="fr1" draw:name="Objeto32" text:anchor-type="as-char" svg:y="-0.917cm" svg:width="2.459cm" svg:height="1.623cm" draw:z-index="31"><draw:object xlink:href="./Object 32" xlink:type="simple" xlink:show="embed" xlink:actuate="onLoad"/><draw:image xlink:href="./ObjectReplacements/Object 32" xlink:type="simple" xlink:show="embed" xlink:actuate="onLoad"/></draw:frame>→<text:span text:style-name="T3"> 6z+2y+2x-6x-6y-3z=0→ 3x+3y+3z=0→ x+y+z=0</text:span></text:p>
      <text:p text:style-name="P7"/>
      <text:p text:style-name="P8"><draw:frame draw:style-name="fr1" draw:name="Objeto33" text:anchor-type="as-char" svg:y="-0.437cm" svg:width="5.906cm" svg:height="0.591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8"/>
      <text:p text:style-name="P8">Es una base de U</text:p>
      <text:p text:style-name="P8"/>
      <text:p text:style-name="P8">Ejercicio: Sea U el subespacio vectorial de <draw:frame draw:style-name="fr1" draw:name="Objeto36" text:anchor-type="as-char" svg:y="-0.437cm" svg:width="0.688cm" svg:height="0.591cm" draw:z-index="34"><draw:object xlink:href="./Object 36" xlink:type="simple" xlink:show="embed" xlink:actuate="onLoad"/><draw:image xlink:href="./ObjectReplacements/Object 36" xlink:type="simple" xlink:show="embed" xlink:actuate="onLoad"/></draw:frame>generado por<draw:frame draw:style-name="fr1" draw:name="Objeto35" text:anchor-type="as-char" svg:y="-0.386cm" svg:width="1.669cm" svg:height="0.508cm" draw:z-index="35"><draw:object xlink:href="./Object 35" xlink:type="simple" xlink:show="embed" xlink:actuate="onLoad"/><draw:image xlink:href="./ObjectReplacements/Object 35" xlink:type="simple" xlink:show="embed" xlink:actuate="onLoad"/></draw:frame>y <draw:frame draw:style-name="fr1" draw:name="Objeto34" text:anchor-type="as-char" svg:y="-0.437cm" svg:width="5.958cm" svg:height="0.591cm" draw:z-index="33"><draw:object xlink:href="./Object 34" xlink:type="simple" xlink:show="embed" xlink:actuate="onLoad"/><draw:image xlink:href="./ObjectReplacements/Object 34" xlink:type="simple" xlink:show="embed" xlink:actuate="onLoad"/></draw:frame>¿Es<draw:frame draw:style-name="fr1" draw:name="Objeto37" text:anchor-type="as-char" svg:y="-0.437cm" svg:width="2.15cm" svg:height="0.591cm" draw:z-index="36"><draw:object xlink:href="./Object 37" xlink:type="simple" xlink:show="embed" xlink:actuate="onLoad"/><draw:image xlink:href="./ObjectReplacements/Object 37" xlink:type="simple" xlink:show="embed" xlink:actuate="onLoad"/></draw:frame>?</text:p>
      <text:p text:style-name="P8"/>
      <text:p text:style-name="P8">Sabemos que <text:span text:style-name="T4"><draw:frame draw:style-name="fr1" draw:name="Objeto38" text:anchor-type="as-char" svg:y="-0.437cm" svg:width="2.15cm" svg:height="0.591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span><text:span text:style-name="T5">si y solo si:</text:span></text:p>
      <text:p text:style-name="P9"/>
      <text:list xml:id="list2551093522" text:style-name="L1">
        <text:list-item>
          <text:p text:style-name="P10"><draw:frame draw:style-name="fr1" draw:name="Objeto39" text:anchor-type="as-char" svg:y="-0.437cm" svg:width="2.087cm" svg:height="0.591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</text:list-item>
        <text:list-item>
          <text:p text:style-name="P10"><draw:frame draw:style-name="fr1" draw:name="Objeto40" text:anchor-type="as-char" svg:y="-0.386cm" svg:width="3.143cm" svg:height="0.508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</text:list-item>
      </text:list>
      <text:p text:style-name="P9"/>
      <text:p text:style-name="P8"><text:span text:style-name="T4"><draw:frame draw:style-name="fr1" draw:name="Objeto42" text:anchor-type="as-char" svg:y="-0.386cm" svg:width="6.392cm" svg:height="0.542cm" draw:z-index="41"><draw:object xlink:href="./Object 42" xlink:type="simple" xlink:show="embed" xlink:actuate="onLoad"/><draw:image xlink:href="./ObjectReplacements/Object 42" xlink:type="simple" xlink:show="embed" xlink:actuate="onLoad"/></draw:frame></text:span><text:span text:style-name="T4"><text:s/>→</text:span><text:span text:style-name="T4"><draw:frame draw:style-name="fr1" draw:name="Objeto41" text:anchor-type="as-char" svg:y="-0.386cm" svg:width="6.075cm" svg:height="0.508cm" draw:z-index="40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9"/>
      <text:p text:style-name="P8"><text:span text:style-name="T4"><draw:frame draw:style-name="fr1" draw:name="Objeto43" text:anchor-type="as-char" svg:y="-0.919cm" svg:width="6.184cm" svg:height="1.626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span><text:span text:style-name="T4">→ dim U+W= 3 → </text:span><text:span text:style-name="T4"><draw:frame draw:style-name="fr1" draw:name="Objeto44" text:anchor-type="as-char" svg:y="-0.437cm" svg:width="2.087cm" svg:height="0.591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span></text:p>
      <text:p text:style-name="P9"/>
      <text:p text:style-name="P9"><draw:frame draw:style-name="fr1" draw:name="Objeto45" text:anchor-type="as-char" svg:y="-0.386cm" svg:width="13.811cm" svg:height="0.508cm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9"><text:s text:c="3"/>1 <text:s text:c="3"/>2 <text:s text:c="5"/>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1:16:58.686147542</meta:creation-date>
    <meta:editing-duration>PT1M21S</meta:editing-duration>
    <meta:editing-cycles>3</meta:editing-cycles>
    <meta:generator>LibreOffice/6.0.7.3.0$Linux_X86_64 LibreOffice_project/00m0$Build-3</meta:generator>
    <dc:date>2018-12-03T09:39:35.843508993</dc:date>
    <meta:document-statistic meta:table-count="0" meta:image-count="0" meta:object-count="45" meta:page-count="3" meta:paragraph-count="50" meta:word-count="311" meta:character-count="1648" meta:non-whitespace-character-count="1356"/>
  </office:meta>
</office:document-meta>
</file>

<file path=Object 1/content.xml><?xml version="1.0" encoding="utf-8"?>
<math xmlns="http://www.w3.org/1998/Math/MathML" display="block">
  <semantics>
    <mrow>
      <mi>U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  <mi>,</mi>
                    <mi>z</mi>
                    <mi>,</mi>
                    <mi>t</mi>
                  </mrow>
                </mrow>
                <mo fence="true" stretchy="false">)</mo>
              </mrow>
              <mo stretchy="false">∈</mo>
              <msubsup>
                <mi mathvariant="normal">ℤ</mi>
                <mn>5</mn>
                <mn>4</mn>
              </msubsup>
            </mrow>
            <mspace width="0.5em"/>
            <mi mathvariant="italic">tq</mi>
            <mspace width="0.5em"/>
            <mn>2</mn>
            <mrow>
              <mi>x</mi>
              <mo stretchy="false">+</mo>
              <mn>3</mn>
            </mrow>
            <mrow>
              <mi>y</mi>
              <mo stretchy="false">+</mo>
              <mn>2</mn>
            </mrow>
            <mrow>
              <mrow>
                <mi>z</mi>
                <mo stretchy="false">+</mo>
                <mi>t</mi>
              </mrow>
              <mo stretchy="false">=</mo>
              <mn>0,</mn>
            </mrow>
            <mspace width="0.5em"/>
            <mrow>
              <mi>x</mi>
              <mo stretchy="false">+</mo>
              <mn>4</mn>
            </mrow>
            <mrow>
              <mi>y</mi>
              <mo stretchy="false">+</mo>
              <mi>z</mi>
              <mo stretchy="false">+</mo>
              <mn>3</mn>
            </mrow>
            <mrow>
              <mi>t</mi>
              <mo stretchy="false">=</mo>
              <mn>0</mn>
            </mrow>
          </mrow>
        </mrow>
        <mo fence="true" stretchy="false">}</mo>
      </mrow>
    </mrow>
    <annotation encoding="StarMath 5.0"> U=lbrace (x,y,z,t) in setz_ 5 ^ 4 `tq` 2x+3y+2z+t=0, `x+4y+z+3t=0 rbrace</annotation>
  </semantics>
</math>
</file>

<file path=Object 10/content.xml><?xml version="1.0" encoding="utf-8"?>
<math xmlns="http://www.w3.org/1998/Math/MathML" display="block">
  <semantics>
    <mrow>
      <msub>
        <mi>B</mi>
        <mi>W</mi>
      </msub>
      <mo stretchy="false">=</mo>
      <mrow>
        <mo fence="true" stretchy="false">{</mo>
        <mrow>
          <mrow>
            <mrow>
              <mo fence="true" stretchy="false">(</mo>
              <mrow>
                <mrow>
                  <mo stretchy="false">−</mo>
                  <mn>1,1,0,0</mn>
                </mrow>
              </mrow>
              <mo fence="true" stretchy="false">)</mo>
            </mrow>
            <mi>,</mi>
            <mrow>
              <mo fence="true" stretchy="false">(</mo>
              <mrow>
                <mn>1,0,1,0</mn>
              </mrow>
              <mo fence="true" stretchy="false">)</mo>
            </mrow>
            <mi>,</mi>
            <mrow>
              <mo fence="true" stretchy="false">(</mo>
              <mrow>
                <mn>1,0,0,1</mn>
              </mrow>
              <mo fence="true" stretchy="false">)</mo>
            </mrow>
          </mrow>
        </mrow>
        <mo fence="true" stretchy="false">}</mo>
      </mrow>
    </mrow>
    <annotation encoding="StarMath 5.0">B_W= lbrace (-1,1,0,0),(1,0,1,0),(1,0,0,1) rbrace</annotation>
  </semantics>
</math>
</file>

<file path=Object 1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  <mtd>
                <mn>3</mn>
              </mtd>
              <mtd>
                <mn>3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2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3</mn>
              </mtd>
              <mtd>
                <mn>3</mn>
              </mtd>
              <mtd>
                <mn>3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3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3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 left ( matrix{-1#1#0#0##1#0#1#0##1#0#0#1##1#1#1#1##1#2#3#3}right ) sim left ( matrix{-1#1#0#0##0#1#1#0##0#1#0#1##0#2#1#1##0#3#3#3}right ) sim left ( matrix{-1#1#0#0##0#1#1#0##0#0#-1#1##0#0#-1#1##0#0#0#3}right ) sim left ( matrix{-1#1#0#0##0#1#1#0##0#0#-1#1##0#0#0#3##0#0#0#0}right )</annotation>
  </semantics>
</math>
</file>

<file path=Object 12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row>
                <mo stretchy="false">−</mo>
                <mn>1,1,0,0</mn>
              </mrow>
            </mrow>
            <mo fence="true" stretchy="false">)</mo>
          </mrow>
          <mi>,</mi>
          <mrow>
            <mo fence="true" stretchy="false">(</mo>
            <mrow>
              <mn>1,0,1,0</mn>
            </mrow>
            <mo fence="true" stretchy="false">)</mo>
          </mrow>
          <mi>,</mi>
          <mrow>
            <mo fence="true" stretchy="false">(</mo>
            <mrow>
              <mn>1,0,0,1</mn>
            </mrow>
            <mo fence="true" stretchy="false">)</mo>
          </mrow>
          <mi>,</mi>
          <mrow>
            <mo fence="true" stretchy="false">(</mo>
            <mrow>
              <mn>1,1,1,1</mn>
            </mrow>
            <mo fence="true" stretchy="false">)</mo>
          </mrow>
          <mi>,</mi>
          <mrow>
            <mo fence="true" stretchy="false">(</mo>
            <mrow>
              <mn>1,2,3,3</mn>
            </mrow>
            <mo fence="true" stretchy="false">)</mo>
          </mrow>
        </mrow>
      </mrow>
      <mo fence="true" stretchy="false">}</mo>
    </mrow>
    <annotation encoding="StarMath 5.0"> lbrace(-1,1,0,0),(1,0,1,0),(1,0,0,1),(1,1,1,1),(1,2,3,3) rbrace</annotation>
  </semantics>
</math>
</file>

<file path=Object 13/content.xml><?xml version="1.0" encoding="utf-8"?>
<math xmlns="http://www.w3.org/1998/Math/MathML" display="block">
  <semantics>
    <mrow>
      <msub>
        <mi>B</mi>
        <mrow>
          <mi>U</mi>
          <mo stretchy="false">+</mo>
          <mi>W</mi>
        </mrow>
      </msub>
      <mo stretchy="false">=</mo>
      <mrow>
        <mo fence="true" stretchy="false">{</mo>
        <mrow>
          <mrow>
            <mrow>
              <mo fence="true" stretchy="false">(</mo>
              <mrow>
                <mrow>
                  <mo stretchy="false">−</mo>
                  <mn>1,1,0,0</mn>
                </mrow>
              </mrow>
              <mo fence="true" stretchy="false">)</mo>
            </mrow>
            <mi>,</mi>
            <mrow>
              <mo fence="true" stretchy="false">(</mo>
              <mrow>
                <mn>0,1,1,0</mn>
              </mrow>
              <mo fence="true" stretchy="false">)</mo>
            </mrow>
            <mi>,</mi>
            <mrow>
              <mo fence="true" stretchy="false">(</mo>
              <mrow>
                <mrow>
                  <mn>0,0</mn>
                  <mrow>
                    <mi>,</mi>
                    <mo stretchy="false">−</mo>
                    <mn>1,1</mn>
                  </mrow>
                </mrow>
              </mrow>
              <mo fence="true" stretchy="false">)</mo>
            </mrow>
            <mi>,</mi>
            <mrow>
              <mo fence="true" stretchy="false">(</mo>
              <mrow>
                <mn>0,0,0,3</mn>
              </mrow>
              <mo fence="true" stretchy="false">)</mo>
            </mrow>
          </mrow>
        </mrow>
        <mo fence="true" stretchy="false">}</mo>
      </mrow>
    </mrow>
    <annotation encoding="StarMath 5.0">B_{U+W}=lbrace(-1,1,0,0),(0,1,1,0),(0,0,-1,1),(0,0,0,3) rbrace</annotation>
  </semantics>
</math>
</file>

<file path=Object 14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0,0,0</mn>
            </mrow>
            <mo fence="true" stretchy="false">)</mo>
          </mrow>
          <mi>,</mi>
          <mrow>
            <mo fence="true" stretchy="false">(</mo>
            <mrow>
              <mn>0,1,0,0</mn>
            </mrow>
            <mo fence="true" stretchy="false">)</mo>
          </mrow>
          <mi>,</mi>
          <mrow>
            <mo fence="true" stretchy="false">(</mo>
            <mrow>
              <mn>0,0,1,0</mn>
            </mrow>
            <mo fence="true" stretchy="false">)</mo>
          </mrow>
          <mi>,</mi>
          <mrow>
            <mo fence="true" stretchy="false">(</mo>
            <mrow>
              <mn>0,0,0,1</mn>
            </mrow>
            <mo fence="true" stretchy="false">)</mo>
          </mrow>
        </mrow>
      </mrow>
      <mo fence="true" stretchy="false">}</mo>
    </mrow>
    <annotation encoding="StarMath 5.0">lbrace (1,0,0,0), (0,1,0,0),(0,0,1,0),(0,0,0,1) rbrace</annotation>
  </semantics>
</math>
</file>

<file path=Object 15/content.xml><?xml version="1.0" encoding="utf-8"?>
<math xmlns="http://www.w3.org/1998/Math/MathML" display="block">
  <semantics>
    <msup>
      <mi mathvariant="normal">ℚ</mi>
      <mn>4</mn>
    </msup>
    <annotation encoding="StarMath 5.0">setq^ 4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  <mi>,</mi>
              <mi>z</mi>
              <mi>,</mi>
              <mi>t</mi>
            </mrow>
          </mrow>
          <mo fence="true" stretchy="false">)</mo>
        </mrow>
        <mo stretchy="false">=</mo>
        <mrow>
          <mo fence="true" stretchy="false">(</mo>
          <mrow>
            <mrow>
              <mrow>
                <mi>x</mi>
                <mo stretchy="false">+</mo>
                <mi>y</mi>
                <mo stretchy="false">+</mo>
                <mi>z</mi>
                <mo stretchy="false">+</mo>
                <mi>t</mi>
              </mrow>
              <mi>,</mi>
              <mrow>
                <mi>x</mi>
                <mo stretchy="false">+</mo>
                <mi>y</mi>
                <mo stretchy="false">+</mo>
                <mi>z</mi>
                <mo stretchy="false">+</mo>
                <mn>2</mn>
              </mrow>
              <mi>t</mi>
              <mi>,</mi>
              <mrow>
                <mi>x</mi>
                <mo stretchy="false">+</mo>
                <mi>y</mi>
                <mo stretchy="false">+</mo>
                <mi>z</mi>
              </mrow>
            </mrow>
          </mrow>
          <mo fence="true" stretchy="false">)</mo>
        </mrow>
      </mrow>
    </mrow>
    <annotation encoding="StarMath 5.0"> f(x,y,z,t)=(x+y+z+t,x+y+z+2t,x+y+z)</annotation>
  </semantics>
</math>
</file>

<file path=Object 17/content.xml><?xml version="1.0" encoding="utf-8"?>
<math xmlns="http://www.w3.org/1998/Math/MathML" display="block">
  <semantics>
    <mrow>
      <mi>f</mi>
      <mi mathvariant="normal">:</mi>
      <msubsup>
        <mi mathvariant="normal">ℤ</mi>
        <mn>5</mn>
        <mn>4</mn>
      </msubsup>
      <mi>→</mi>
      <msubsup>
        <mi mathvariant="normal">ℤ</mi>
        <mn>5</mn>
        <mn>3</mn>
      </msubsup>
    </mrow>
    <annotation encoding="StarMath 5.0"> f: setz_ 5 ^ 4 → setz_ 5 ^ 3 </annotation>
  </semantics>
</math>
</file>

<file path=Object 18/content.xml><?xml version="1.0" encoding="utf-8"?>
<math xmlns="http://www.w3.org/1998/Math/MathML" display="block">
  <semantics>
    <mrow>
      <mi>N</mi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  <mi>,</mi>
                      <mi>t</mi>
                    </mrow>
                  </mrow>
                  <mo fence="true" stretchy="false">)</mo>
                </mrow>
                <mo stretchy="false">∈</mo>
                <msubsup>
                  <mi mathvariant="normal">ℤ</mi>
                  <mn>5</mn>
                  <mn>4</mn>
                </msubsup>
              </mrow>
              <mspace width="0.5em"/>
              <mi mathvariant="italic">tq</mi>
              <mspace width="0.5em"/>
              <mrow>
                <mrow>
                  <mi>x</mi>
                  <mo stretchy="false">+</mo>
                  <mi>y</mi>
                  <mo stretchy="false">+</mo>
                  <mi>z</mi>
                  <mo stretchy="false">+</mo>
                  <mi>t</mi>
                </mrow>
                <mo stretchy="false">=</mo>
                <mn>0,</mn>
              </mrow>
              <mspace width="0.5em"/>
              <mrow>
                <mi>x</mi>
                <mo stretchy="false">+</mo>
                <mi>y</mi>
                <mo stretchy="false">+</mo>
                <mi>z</mi>
                <mo stretchy="false">+</mo>
                <mn>2</mn>
              </mrow>
              <mrow>
                <mi>t</mi>
                <mo stretchy="false">=</mo>
                <mn>0,</mn>
              </mrow>
              <mspace width="0.5em"/>
              <mrow>
                <mrow>
                  <mi>x</mi>
                  <mo stretchy="false">+</mo>
                  <mi>y</mi>
                  <mo stretchy="false">+</mo>
                  <mi>z</mi>
                </mrow>
                <mo stretchy="false">=</mo>
                <mn>0</mn>
              </mrow>
            </mrow>
          </mrow>
          <mo fence="true" stretchy="false">}</mo>
        </mrow>
      </mrow>
    </mrow>
    <annotation encoding="StarMath 5.0">N(f) = lbrace (x,y,z,t) in setz_ 5 ^ 4 `tq` x+y+z+t=0, ` x+y+z+2t=0, ` x+y+z=0 rbrace</annotation>
  </semantics>
</math>
</file>

<file path=Object 19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2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4</mn>
              </mtd>
              <mtd>
                <mn>0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 left ( matrix{1#1#1#1#0##1#1#1#2#0##1#1#1#0#0}right ) sim  left ( matrix{1#1#1#1#0##0#0#0#1#0##0#0#0#4#0}right ) sim left ( matrix{1#1#1#1#0##0#0#0#1#0##0#0#0#0#0}right ) </annotation>
  </semantics>
</math>
</file>

<file path=Object 2/content.xml><?xml version="1.0" encoding="utf-8"?>
<math xmlns="http://www.w3.org/1998/Math/MathML" display="block">
  <semantics>
    <msubsup>
      <mi mathvariant="normal">ℤ</mi>
      <mn>5</mn>
      <mn>4</mn>
    </msubsup>
    <annotation encoding="StarMath 5.0"> setz_ 5 ^ 4 </annotation>
  </semantics>
</math>
</file>

<file path=Object 20/content.xml><?xml version="1.0" encoding="utf-8"?>
<math xmlns="http://www.w3.org/1998/Math/MathML" display="block">
  <semantics>
    <mrow>
      <mi>N</mi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  <mi>,</mi>
                      <mi>t</mi>
                    </mrow>
                  </mrow>
                  <mo fence="true" stretchy="false">)</mo>
                </mrow>
                <mo stretchy="false">∈</mo>
                <msubsup>
                  <mi mathvariant="normal">ℤ</mi>
                  <mn>5</mn>
                  <mn>4</mn>
                </msubsup>
              </mrow>
              <mspace width="0.5em"/>
              <mi mathvariant="italic">tq</mi>
              <mspace width="0.5em"/>
              <mrow>
                <mrow>
                  <mi>x</mi>
                  <mo stretchy="false">+</mo>
                  <mi>y</mi>
                  <mo stretchy="false">+</mo>
                  <mi>z</mi>
                  <mo stretchy="false">+</mo>
                  <mi>t</mi>
                </mrow>
                <mo stretchy="false">=</mo>
                <mn>0,</mn>
              </mrow>
              <mspace width="0.5em"/>
              <mrow>
                <mi>t</mi>
                <mo stretchy="false">=</mo>
                <mn>0</mn>
              </mrow>
            </mrow>
          </mrow>
          <mo fence="true" stretchy="false">}</mo>
        </mrow>
      </mrow>
    </mrow>
    <annotation encoding="StarMath 5.0">N(f)  = lbrace ( x,y,z,t ) in setz_ 5 ^ 4 `tq` x+y+z+t=0, ` t=0 rbrace</annotation>
  </semantics>
</math>
</file>

<file path=Object 21/content.xml><?xml version="1.0" encoding="utf-8"?>
<math xmlns="http://www.w3.org/1998/Math/MathML" display="block">
  <semantics>
    <mrow>
      <msub>
        <mi>B</mi>
        <mrow>
          <mi>n</mi>
          <mrow>
            <mo fence="true" stretchy="false">(</mo>
            <mrow>
              <mi>f</mi>
            </mrow>
            <mo fence="true" stretchy="false">)</mo>
          </mrow>
        </mrow>
      </msub>
      <mo stretchy="false">=</mo>
      <mrow>
        <mo fence="true" stretchy="false">{</mo>
        <mrow>
          <mrow>
            <mrow>
              <mo fence="true" stretchy="false">(</mo>
              <mrow>
                <mn>4,1,0,0</mn>
              </mrow>
              <mo fence="true" stretchy="false">)</mo>
            </mrow>
            <mi>,</mi>
            <mrow>
              <mo fence="true" stretchy="false">(</mo>
              <mrow>
                <mn>4,0,1,0</mn>
              </mrow>
              <mo fence="true" stretchy="false">)</mo>
            </mrow>
          </mrow>
        </mrow>
        <mo fence="true" stretchy="false">}</mo>
      </mrow>
    </mrow>
    <annotation encoding="StarMath 5.0">B_{n(f)}= lbrace (4,1,0,0),(4,0,1,0) rbrace</annotation>
  </semantics>
</math>
</file>

<file path=Object 22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1,5</mn>
            </mrow>
            <mo fence="true" stretchy="false">)</mo>
          </mrow>
          <mi>,</mi>
          <mrow>
            <mo fence="true" stretchy="false">(</mo>
            <mrow>
              <mn>2,0,5</mn>
            </mrow>
            <mo fence="true" stretchy="false">)</mo>
          </mrow>
        </mrow>
      </mrow>
      <mo fence="true" stretchy="false">}</mo>
    </mrow>
    <annotation encoding="StarMath 5.0"> lbrace (1,1,5),(2,0,5) rbrace </annotation>
  </semantics>
</math>
</file>

<file path=Object 23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2</mn>
                </mtd>
                <mtd>
                  <mn>3</mn>
                </mtd>
                <mtd>
                  <mn>2</mn>
                </mtd>
              </mtr>
              <mtr>
                <mtd>
                  <mn>1</mn>
                </mtd>
                <mtd>
                  <mn>3</mn>
                </mtd>
                <mtd>
                  <mn>4</mn>
                </mtd>
              </mtr>
            </mtable>
          </mrow>
          <mo fence="true" stretchy="true">)</mo>
        </mrow>
        <mo stretchy="false">=</mo>
        <mn>2</mn>
      </mrow>
    </mrow>
    <annotation encoding="StarMath 5.0">rang left ( matrix{2#3#2##1#3#4}right ) =2</annotation>
  </semantics>
</math>
</file>

<file path=Object 24/content.xml><?xml version="1.0" encoding="utf-8"?>
<math xmlns="http://www.w3.org/1998/Math/MathML" display="block">
  <semantics>
    <mrow>
      <msub>
        <mi>B</mi>
        <mi>U</mi>
      </msub>
      <mo stretchy="false">=</mo>
      <mrow>
        <mo fence="true" stretchy="false">{</mo>
        <mrow>
          <mrow>
            <mrow>
              <mo fence="true" stretchy="false">(</mo>
              <mrow>
                <mn>2,3,2</mn>
              </mrow>
              <mo fence="true" stretchy="false">)</mo>
            </mrow>
            <mi>,</mi>
            <mrow>
              <mo fence="true" stretchy="false">(</mo>
              <mrow>
                <mn>1,3,3</mn>
              </mrow>
              <mo fence="true" stretchy="false">)</mo>
            </mrow>
          </mrow>
        </mrow>
        <mo fence="true" stretchy="false">}</mo>
      </mrow>
    </mrow>
    <annotation encoding="StarMath 5.0">B_U=lbrace(2,3,2),(1,3,3) rbrace</annotation>
  </semantics>
</math>
</file>

<file path=Object 25/content.xml><?xml version="1.0" encoding="utf-8"?>
<math xmlns="http://www.w3.org/1998/Math/MathML" display="block">
  <semantics>
    <mrow>
      <mi mathvariant="italic">dim</mi>
      <mrow>
        <mi>U</mi>
        <mo stretchy="false">=</mo>
        <mn>2</mn>
      </mrow>
    </mrow>
    <annotation encoding="StarMath 5.0">dim U=2</annotation>
  </semantics>
</math>
</file>

<file path=Object 26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1,5</mn>
            </mrow>
            <mo fence="true" stretchy="false">)</mo>
          </mrow>
          <mi>,</mi>
          <mrow>
            <mo fence="true" stretchy="false">(</mo>
            <mrow>
              <mn>2,0,5</mn>
            </mrow>
            <mo fence="true" stretchy="false">)</mo>
          </mrow>
        </mrow>
      </mrow>
      <mo fence="true" stretchy="false">}</mo>
    </mrow>
    <annotation encoding="StarMath 5.0"> lbrace (1,1,5),(2,0,5) rbrace </annotation>
  </semantics>
</math>
</file>

<file path=Object 27/content.xml><?xml version="1.0" encoding="utf-8"?>
<math xmlns="http://www.w3.org/1998/Math/MathML" display="block">
  <semantics>
    <msubsup>
      <mi mathvariant="normal">ℤ</mi>
      <mn>7</mn>
      <mn>3</mn>
    </msubsup>
    <annotation encoding="StarMath 5.0">setz_ 7 ^ 3 </annotation>
  </semantics>
</math>
</file>

<file path=Object 28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2,3,2</mn>
            </mrow>
            <mo fence="true" stretchy="false">)</mo>
          </mrow>
          <mi>,</mi>
          <mrow>
            <mo fence="true" stretchy="false">(</mo>
            <mrow>
              <mn>1,3,3</mn>
            </mrow>
            <mo fence="true" stretchy="false">)</mo>
          </mrow>
        </mrow>
      </mrow>
      <mo fence="true" stretchy="false">}</mo>
    </mrow>
    <annotation encoding="StarMath 5.0"> lbrace (2,3,2),(1,3,3) rbrace</annotation>
  </semantics>
</math>
</file>

<file path=Object 29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  <mtd>
                  <mn>5</mn>
                </mtd>
              </mtr>
              <mtr>
                <mtd>
                  <mn>2</mn>
                </mtd>
                <mtd>
                  <mn>0</mn>
                </mtd>
                <mtd>
                  <mn>5</mn>
                </mtd>
              </mtr>
            </mtable>
          </mrow>
          <mo fence="true" stretchy="true">)</mo>
        </mrow>
        <mo stretchy="false">=</mo>
        <mn>2</mn>
      </mrow>
    </mrow>
    <annotation encoding="StarMath 5.0">rang left ( matrix{1#1#5##2#0#5}right ) =2</annotation>
  </semantics>
</math>
</file>

<file path=Object 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2</mn>
              </mtd>
              <mtd>
                <mn>3</mn>
              </mtd>
              <mtd>
                <mn>3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4</mn>
              </mtd>
              <mtd>
                <mn>1</mn>
              </mtd>
              <mtd>
                <mn>3</mn>
              </mtd>
              <mtd>
                <mn>0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2</mn>
              </mtd>
              <mtd>
                <mn>3</mn>
              </mtd>
              <mtd>
                <mn>3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 left ( matrix{2#3#3#1#0##1#4#1#3#0}right ) sim left ( matrix{2#3#3#1#0##0#0#0#0#0}right ) 
</annotation>
  </semantics>
</math>
</file>

<file path=Object 30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1,5</mn>
            </mrow>
            <mo fence="true" stretchy="false">)</mo>
          </mrow>
          <mi>,</mi>
          <mrow>
            <mo fence="true" stretchy="false">(</mo>
            <mrow>
              <mn>2,0,5</mn>
            </mrow>
            <mo fence="true" stretchy="false">)</mo>
          </mrow>
        </mrow>
      </mrow>
      <mo fence="true" stretchy="false">}</mo>
    </mrow>
    <annotation encoding="StarMath 5.0"> lbrace (1,1,5),(2,0,5) rbrace </annotation>
  </semantics>
</math>
</file>

<file path=Object 31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2</mn>
                </mtd>
                <mtd>
                  <mn>1</mn>
                </mtd>
                <mtd>
                  <mi>x</mi>
                </mtd>
              </mtr>
              <mtr>
                <mtd>
                  <mn>3</mn>
                </mtd>
                <mtd>
                  <mn>3</mn>
                </mtd>
                <mtd>
                  <mi>y</mi>
                </mtd>
              </mtr>
              <mtr>
                <mtd>
                  <mn>2</mn>
                </mtd>
                <mtd>
                  <mn>3</mn>
                </mtd>
                <mtd>
                  <mi>z</mi>
                </mtd>
              </mtr>
            </mtable>
          </mrow>
          <mo fence="true" stretchy="true">)</mo>
        </mrow>
        <mo stretchy="false">=</mo>
        <mn>2</mn>
      </mrow>
    </mrow>
    <annotation encoding="StarMath 5.0">rang left ( matrix{2#1#x##3#3#y##2#3#z}right ) =2</annotation>
  </semantics>
</math>
</file>

<file path=Object 32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2</mn>
              </mtd>
              <mtd>
                <mn>1</mn>
              </mtd>
              <mtd>
                <mi>x</mi>
              </mtd>
            </mtr>
            <mtr>
              <mtd>
                <mn>3</mn>
              </mtd>
              <mtd>
                <mn>3</mn>
              </mtd>
              <mtd>
                <mi>y</mi>
              </mtd>
            </mtr>
            <mtr>
              <mtd>
                <mn>2</mn>
              </mtd>
              <mtd>
                <mn>3</mn>
              </mtd>
              <mtd>
                <mi>z</mi>
              </mtd>
            </mtr>
          </mtable>
        </mrow>
        <mo fence="true" stretchy="true">|</mo>
      </mrow>
      <mo stretchy="false">=</mo>
      <mn>0</mn>
    </mrow>
    <annotation encoding="StarMath 5.0">left lline matrix{2#1#x##3#3#y##2#3#z}right rline =0</annotation>
  </semantics>
</math>
</file>

<file path=Object 33/content.xml><?xml version="1.0" encoding="utf-8"?>
<math xmlns="http://www.w3.org/1998/Math/MathML" display="block">
  <semantics>
    <mrow>
      <mi>U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  <mi>,</mi>
                    <mi>z</mi>
                  </mrow>
                </mrow>
                <mo fence="true" stretchy="false">)</mo>
              </mrow>
              <mo stretchy="false">∈</mo>
              <msubsup>
                <mi mathvariant="normal">ℤ</mi>
                <mn>7</mn>
                <mn>3</mn>
              </msubsup>
            </mrow>
            <mspace width="0.5em"/>
            <mi mathvariant="italic">tq</mi>
            <mspace width="0.5em"/>
            <mrow>
              <mrow>
                <mi>x</mi>
                <mo stretchy="false">+</mo>
                <mi>y</mi>
                <mo stretchy="false">+</mo>
                <mi>z</mi>
              </mrow>
              <mo stretchy="false">=</mo>
              <mn>0</mn>
            </mrow>
          </mrow>
        </mrow>
        <mo fence="true" stretchy="false">}</mo>
      </mrow>
    </mrow>
    <annotation encoding="StarMath 5.0">U = lbrace (x,y,z) in setz_ 7 ^ 3 `tq` x+y+z=0 rbrace</annotation>
  </semantics>
</math>
</file>

<file path=Object 34/content.xml><?xml version="1.0" encoding="utf-8"?>
<math xmlns="http://www.w3.org/1998/Math/MathML" display="block">
  <semantics>
    <mrow>
      <mi>W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  <mi>,</mi>
                    <mi>z</mi>
                  </mrow>
                </mrow>
                <mo fence="true" stretchy="false">)</mo>
              </mrow>
              <mo stretchy="false">∈</mo>
              <msubsup>
                <mi mathvariant="normal">ℤ</mi>
                <mn>5</mn>
                <mn>3</mn>
              </msubsup>
            </mrow>
            <mspace width="0.5em"/>
            <mi mathvariant="italic">tq</mi>
            <mspace width="0.5em"/>
            <mrow>
              <mrow>
                <mi>x</mi>
                <mo stretchy="false">+</mo>
                <mi>y</mi>
                <mo stretchy="false">+</mo>
                <mi>z</mi>
              </mrow>
              <mo stretchy="false">=</mo>
              <mn>0</mn>
            </mrow>
          </mrow>
        </mrow>
        <mo fence="true" stretchy="false">}</mo>
      </mrow>
    </mrow>
    <annotation encoding="StarMath 5.0">W= lbrace (x,y,z) in setz_ 5 ^ 3 `tq` x+y+z=0 rbrace</annotation>
  </semantics>
</math>
</file>

<file path=Object 35/content.xml><?xml version="1.0" encoding="utf-8"?>
<math xmlns="http://www.w3.org/1998/Math/MathML" display="block">
  <semantics>
    <mrow>
      <mo fence="true" stretchy="false">{</mo>
      <mrow>
        <mrow>
          <mo fence="true" stretchy="false">(</mo>
          <mrow>
            <mn>1,1,1</mn>
          </mrow>
          <mo fence="true" stretchy="false">)</mo>
        </mrow>
      </mrow>
      <mo fence="true" stretchy="false">}</mo>
    </mrow>
    <annotation encoding="StarMath 5.0"> lbrace (1,1,1) rbrace </annotation>
  </semantics>
</math>
</file>

<file path=Object 36/content.xml><?xml version="1.0" encoding="utf-8"?>
<math xmlns="http://www.w3.org/1998/Math/MathML" display="block">
  <semantics>
    <msubsup>
      <mi mathvariant="normal">ℤ</mi>
      <mn>5</mn>
      <mn>3</mn>
    </msubsup>
    <annotation encoding="StarMath 5.0">setz_5 ^ 3 </annotation>
  </semantics>
</math>
</file>

<file path=Object 37/content.xml><?xml version="1.0" encoding="utf-8"?>
<math xmlns="http://www.w3.org/1998/Math/MathML" display="block">
  <semantics>
    <mrow>
      <msubsup>
        <mi mathvariant="normal">ℤ</mi>
        <mn>5</mn>
        <mn>3</mn>
      </msubsup>
      <mo stretchy="false">=</mo>
      <mrow>
        <mi>U</mi>
        <mo stretchy="false">⊕</mo>
        <mi>W</mi>
      </mrow>
    </mrow>
    <annotation encoding="StarMath 5.0"> setz_ 5 ^ 3 = U oplus W </annotation>
  </semantics>
</math>
</file>

<file path=Object 38/content.xml><?xml version="1.0" encoding="utf-8"?>
<math xmlns="http://www.w3.org/1998/Math/MathML" display="block">
  <semantics>
    <mrow>
      <msubsup>
        <mi mathvariant="normal">ℤ</mi>
        <mn>5</mn>
        <mn>3</mn>
      </msubsup>
      <mo stretchy="false">=</mo>
      <mrow>
        <mi>U</mi>
        <mo stretchy="false">⊕</mo>
        <mi>W</mi>
      </mrow>
    </mrow>
    <annotation encoding="StarMath 5.0"> setz_ 5 ^ 3 = U oplus W </annotation>
  </semantics>
</math>
</file>

<file path=Object 39/content.xml><?xml version="1.0" encoding="utf-8"?>
<math xmlns="http://www.w3.org/1998/Math/MathML" display="block">
  <semantics>
    <mrow>
      <msubsup>
        <mi mathvariant="normal">ℤ</mi>
        <mn>5</mn>
        <mn>3</mn>
      </msubsup>
      <mo stretchy="false">=</mo>
      <mrow>
        <mi>U</mi>
        <mo stretchy="false">+</mo>
        <mi>W</mi>
      </mrow>
    </mrow>
    <annotation encoding="StarMath 5.0"> setz_ 5 ^ 3 = U + W </annotation>
  </semantics>
</math>
</file>

<file path=Object 4/content.xml><?xml version="1.0" encoding="utf-8"?>
<math xmlns="http://www.w3.org/1998/Math/MathML" display="block">
  <semantics>
    <mrow>
      <msub>
        <mi>B</mi>
        <mi>U</mi>
      </msub>
      <mo stretchy="false">=</mo>
      <mrow>
        <mo fence="true" stretchy="false">{</mo>
        <mrow>
          <mrow>
            <mrow>
              <mo fence="true" stretchy="false">(</mo>
              <mrow>
                <mn>1,1,0,0</mn>
              </mrow>
              <mo fence="true" stretchy="false">)</mo>
            </mrow>
            <mi>,</mi>
            <mrow>
              <mo fence="true" stretchy="false">(</mo>
              <mrow>
                <mn>4,0,1,0</mn>
              </mrow>
              <mo fence="true" stretchy="false">)</mo>
            </mrow>
            <mi>,</mi>
            <mrow>
              <mo fence="true" stretchy="false">(</mo>
              <mrow>
                <mn>2,0,0,1</mn>
              </mrow>
              <mo fence="true" stretchy="false">)</mo>
            </mrow>
          </mrow>
        </mrow>
        <mo fence="true" stretchy="false">}</mo>
      </mrow>
    </mrow>
    <annotation encoding="StarMath 5.0">B_U=lbrace(1,1,0,0), (4,0,1,0), (2,0,0,1) rbrace </annotation>
  </semantics>
</math>
</file>

<file path=Object 40/content.xml><?xml version="1.0" encoding="utf-8"?>
<math xmlns="http://www.w3.org/1998/Math/MathML" display="block">
  <semantics>
    <mrow>
      <mrow>
        <mi>U</mi>
        <mo stretchy="false">∩</mo>
        <mi>W</mi>
      </mrow>
      <mo stretchy="false">=</mo>
      <mrow>
        <mo fence="true" stretchy="false">{</mo>
        <mrow>
          <mrow>
            <mo fence="true" stretchy="false">(</mo>
            <mrow>
              <mn>0,0,0</mn>
            </mrow>
            <mo fence="true" stretchy="false">)</mo>
          </mrow>
        </mrow>
        <mo fence="true" stretchy="false">}</mo>
      </mrow>
    </mrow>
    <annotation encoding="StarMath 5.0">U intersection W = lbrace ( 0,0,0 ) rbrace</annotation>
  </semantics>
</math>
</file>

<file path=Object 41/content.xml><?xml version="1.0" encoding="utf-8"?>
<math xmlns="http://www.w3.org/1998/Math/MathML" display="block">
  <semantics>
    <mrow>
      <mrow>
        <mi>U</mi>
        <mo stretchy="false">+</mo>
        <mi>W</mi>
      </mrow>
      <mo stretchy="false">=</mo>
      <mrow>
        <mo fence="true" stretchy="false">⟨</mo>
        <mrow>
          <mrow>
            <mo fence="true" stretchy="false">{</mo>
            <mrow>
              <mrow>
                <mrow>
                  <mo fence="true" stretchy="false">(</mo>
                  <mrow>
                    <mn>1,1,1</mn>
                  </mrow>
                  <mo fence="true" stretchy="false">)</mo>
                </mrow>
                <mi>,</mi>
                <mrow>
                  <mo fence="true" stretchy="false">(</mo>
                  <mrow>
                    <mn>1,4,0</mn>
                  </mrow>
                  <mo fence="true" stretchy="false">)</mo>
                </mrow>
                <mi>,</mi>
                <mrow>
                  <mo fence="true" stretchy="false">(</mo>
                  <mrow>
                    <mn>1,0,4</mn>
                  </mrow>
                  <mo fence="true" stretchy="false">)</mo>
                </mrow>
              </mrow>
            </mrow>
            <mo fence="true" stretchy="false">}</mo>
          </mrow>
        </mrow>
        <mo fence="true" stretchy="false">⟩</mo>
      </mrow>
    </mrow>
    <annotation encoding="StarMath 5.0"> U+W = langle lbrace (1,1,1),(1,4,0),(1,0,4) rbrace rangle</annotation>
  </semantics>
</math>
</file>

<file path=Object 42/content.xml><?xml version="1.0" encoding="utf-8"?>
<math xmlns="http://www.w3.org/1998/Math/MathML" display="block">
  <semantics>
    <mrow>
      <mrow>
        <msub>
          <mi>B</mi>
          <mi>U</mi>
        </msub>
        <mo stretchy="false">=</mo>
        <mrow>
          <mo fence="true" stretchy="false">{</mo>
          <mrow>
            <mrow>
              <mo fence="true" stretchy="false">(</mo>
              <mrow>
                <mn>1,1,1</mn>
              </mrow>
              <mo fence="true" stretchy="false">)</mo>
            </mrow>
          </mrow>
          <mo fence="true" stretchy="false">}</mo>
        </mrow>
      </mrow>
      <mi>,</mi>
      <mrow>
        <msub>
          <mi>B</mi>
          <mi>W</mi>
        </msub>
        <mo stretchy="false">=</mo>
        <mrow>
          <mo fence="true" stretchy="false">{</mo>
          <mrow>
            <mrow>
              <mrow>
                <mo fence="true" stretchy="false">(</mo>
                <mrow>
                  <mn>1,4,0</mn>
                </mrow>
                <mo fence="true" stretchy="false">)</mo>
              </mrow>
              <mi>,</mi>
              <mrow>
                <mo fence="true" stretchy="false">(</mo>
                <mrow>
                  <mn>1,0,4</mn>
                </mrow>
                <mo fence="true" stretchy="false">)</mo>
              </mrow>
            </mrow>
          </mrow>
          <mo fence="true" stretchy="false">}</mo>
        </mrow>
      </mrow>
    </mrow>
    <annotation encoding="StarMath 5.0">B_U = lbrace (1,1,1) rbrace, B_W = lbrace (1,4,0), (1,0,4) rbrace</annotation>
  </semantics>
</math>
</file>

<file path=Object 4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4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  <mtd>
                <mn>4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3</mn>
              </mtd>
              <mtd>
                <mn>4</mn>
              </mtd>
            </mtr>
            <mtr>
              <mtd>
                <mn>0</mn>
              </mtd>
              <mtd>
                <mn>4</mn>
              </mtd>
              <mtd>
                <mn>3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3</mn>
              </mtd>
              <mtd>
                <mn>4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left ( matrix{1#1#1##1#4#0##1#0#4}right ) sim left ( matrix{1#1#1##0#3#4##0#4#3}right ) sim left ( matrix{1#1#1##0#3#4##0#0#1}right )</annotation>
  </semantics>
</math>
</file>

<file path=Object 44/content.xml><?xml version="1.0" encoding="utf-8"?>
<math xmlns="http://www.w3.org/1998/Math/MathML" display="block">
  <semantics>
    <mrow>
      <msubsup>
        <mi mathvariant="normal">ℤ</mi>
        <mn>5</mn>
        <mn>3</mn>
      </msubsup>
      <mo stretchy="false">=</mo>
      <mrow>
        <mi>U</mi>
        <mo stretchy="false">+</mo>
        <mi>W</mi>
      </mrow>
    </mrow>
    <annotation encoding="StarMath 5.0"> setz_ 5 ^ 3 = U + W </annotation>
  </semantics>
</math>
</file>

<file path=Object 45/content.xml><?xml version="1.0" encoding="utf-8"?>
<math xmlns="http://www.w3.org/1998/Math/MathML" display="block">
  <semantics>
    <mrow>
      <mi mathvariant="italic">dim</mi>
      <mrow>
        <mi>U</mi>
        <mo stretchy="false">+</mo>
        <mi mathvariant="italic">dim</mi>
      </mrow>
      <mrow>
        <mi>W</mi>
        <mo stretchy="false">=</mo>
        <mi mathvariant="italic">dim</mi>
      </mrow>
      <mrow>
        <mi>U</mi>
        <mo stretchy="false">+</mo>
        <mi>W</mi>
        <mo stretchy="false">+</mo>
        <mi mathvariant="italic">dim</mi>
      </mrow>
      <mrow>
        <mi>U</mi>
        <mo stretchy="false">∩</mo>
        <mi>W</mi>
      </mrow>
      <mi>→</mi>
      <mi mathvariant="italic">dim</mi>
      <mrow>
        <mrow>
          <mi>U</mi>
          <mo stretchy="false">∩</mo>
          <mi>W</mi>
        </mrow>
        <mo stretchy="false">=</mo>
        <mn>0</mn>
      </mrow>
      <mi>→</mi>
      <mi mathvariant="italic">dim</mi>
      <mrow>
        <mrow>
          <mi>U</mi>
          <mo stretchy="false">∩</mo>
          <mi>W</mi>
        </mrow>
        <mo stretchy="false">=</mo>
        <mrow>
          <mo fence="true" stretchy="false">{</mo>
          <mrow>
            <mrow>
              <mo fence="true" stretchy="false">(</mo>
              <mrow>
                <mn>0,0,0</mn>
              </mrow>
              <mo fence="true" stretchy="false">)</mo>
            </mrow>
          </mrow>
          <mo fence="true" stretchy="false">}</mo>
        </mrow>
      </mrow>
    </mrow>
    <annotation encoding="StarMath 5.0">dim U + dim W = dim U+W + dim U intersection W → dim U intersection W = 0→
 dim U intersection W = lbrace (0,0,0) rbrace</annotation>
  </semantics>
</math>
</file>

<file path=Object 5/content.xml><?xml version="1.0" encoding="utf-8"?>
<math xmlns="http://www.w3.org/1998/Math/MathML" display="block">
  <semantics>
    <mrow>
      <mi mathvariant="italic">dim</mi>
      <mrow>
        <mi>U</mi>
        <mo stretchy="false">=</mo>
        <mn>3</mn>
      </mrow>
    </mrow>
    <annotation encoding="StarMath 5.0">dim U=3</annotation>
  </semantics>
</math>
</file>

<file path=Object 6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1</mn>
            </mtd>
            <mtd>
              <mn>0</mn>
            </mtd>
            <mtd>
              <mn>0</mn>
            </mtd>
          </mtr>
          <mtr>
            <mtd>
              <mn>4</mn>
            </mtd>
            <mtd>
              <mn>0</mn>
            </mtd>
            <mtd>
              <mn>1</mn>
            </mtd>
            <mtd>
              <mn>0</mn>
            </mtd>
          </mtr>
          <mtr>
            <mtd>
              <mn>2</mn>
            </mtd>
            <mtd>
              <mn>0</mn>
            </mtd>
            <mtd>
              <mn>0</mn>
            </mtd>
            <mtd>
              <mn>1</mn>
            </mtd>
          </mtr>
        </mtable>
      </mrow>
      <mo fence="true" stretchy="true">)</mo>
    </mrow>
    <annotation encoding="StarMath 5.0"> left ( matrix{1#1#0#0##4#0#1#0##2#0#0#1}right )</annotation>
  </semantics>
</math>
</file>

<file path=Object 7/content.xml><?xml version="1.0" encoding="utf-8"?>
<math xmlns="http://www.w3.org/1998/Math/MathML" display="block">
  <semantics>
    <mrow>
      <mi>W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  <mi>,</mi>
                    <mi>z</mi>
                    <mi>,</mi>
                    <mi>t</mi>
                  </mrow>
                </mrow>
                <mo fence="true" stretchy="false">)</mo>
              </mrow>
              <mo stretchy="false">∈</mo>
              <msup>
                <mi mathvariant="normal">ℚ</mi>
                <mn>4</mn>
              </msup>
            </mrow>
            <mspace width="0.5em"/>
            <mi mathvariant="italic">tq</mi>
            <mspace width="0.5em"/>
            <mrow>
              <mrow>
                <mi>x</mi>
                <mo stretchy="false">+</mo>
                <mi>y</mi>
                <mo stretchy="false">−</mo>
                <mi>z</mi>
                <mo stretchy="false">−</mo>
                <mi>t</mi>
              </mrow>
              <mo stretchy="false">=</mo>
              <mn>0</mn>
            </mrow>
          </mrow>
        </mrow>
        <mo fence="true" stretchy="false">}</mo>
      </mrow>
    </mrow>
    <annotation encoding="StarMath 5.0"> W= lbrace (x,y,z,t) in setq^ 4 `tq` x+y-z-t=0 rbrace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1,1,1</mn>
            </mrow>
            <mo fence="true" stretchy="false">)</mo>
          </mrow>
          <mi>,</mi>
          <mrow>
            <mo fence="true" stretchy="false">(</mo>
            <mrow>
              <mn>1,2,3,3</mn>
            </mrow>
            <mo fence="true" stretchy="false">)</mo>
          </mrow>
        </mrow>
      </mrow>
      <mo fence="true" stretchy="false">}</mo>
    </mrow>
    <annotation encoding="StarMath 5.0">lbrace( 1,1,1,1),(1,2,3,3) rbrace</annotation>
  </semantics>
</math>
</file>

<file path=Object 9/content.xml><?xml version="1.0" encoding="utf-8"?>
<math xmlns="http://www.w3.org/1998/Math/MathML" display="block">
  <semantics>
    <msup>
      <mi mathvariant="normal">ℚ</mi>
      <mn>4</mn>
    </msup>
    <annotation encoding="StarMath 5.0">setq^ 4 </annotation>
  </semantics>
</math>
</file>